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31905" officeooo:paragraph-rsid="00031905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/>
    </style:style>
    <style:style style:name="P4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/>
    </style:style>
    <style:style style:name="P5" style:family="paragraph" style:parent-style-name="Standard">
      <style:paragraph-properties fo:margin-top="0.6665in" fo:margin-bottom="0.6665in" style:contextual-spacing="false" fo:text-align="center" style:justify-single-word="false"/>
    </style:style>
    <style:style style:name="P6" style:family="paragraph" style:parent-style-name="Standard">
      <style:paragraph-properties fo:margin-top="0.6665in" fo:margin-bottom="0.139in" style:contextual-spacing="false"/>
    </style:style>
    <style:style style:name="T1" style:family="text">
      <style:text-properties officeooo:rsid="00031905"/>
    </style:style>
    <style:style style:name="T2" style:family="text">
      <style:text-properties officeooo:rsid="00037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енеральному директору ООО ИССАрт</text:p>
      <text:p text:style-name="P3">Орехову И.В.</text:p>
      <text:p text:style-name="P3">От руководителя отдела контроля качества разработок</text:p>
      <text:p text:style-name="P3">Фирсанова К.А.</text:p>
      <text:p text:style-name="P5">Служебная записка</text:p>
      <text:p text:style-name="P1"><text:span text:style-name="T1">1. </text:span>На основании успешного выполнения плана индивидуального развития и подтверждения квалификации <text:span text:style-name="T1">инженера - тестировщика</text:span>, предлагаю перевести <text:span text:style-name="T1">Мазур Регину</text:span> на <text:span text:style-name="T2">должность инженера - тестировщика</text:span> и установить е<text:span text:style-name="T1">й</text:span> <text:s/>оклад <text:s/>2<text:bookmark text:name="_GoBack"/><text:span text:style-name="T1">9</text:span>000 рублей, согласно сетки окладов отдела, с 1-го <text:span text:style-name="T1">марта</text:span> 2016 года.</text:p>
      <text:p text:style-name="P2">2. На основании успешного выполнения плана индивидуального развития и подтверждения требуемого уровня квалификации инженера-тестировщика, предлагаю установить Цыганковой Ольге оклад <text:s/><text:bookmark text:name="_GoBack1"/>34000 рублей, согласно сетки окладов отдела, с 1-го марта 2016 года.</text:p>
      <text:p text:style-name="P2">3. На основании успешного прохождения испытательного срока и согласно зафиксированным договоренностям, предлагаю установить младшему тестировщику Кайгородовой Анне оклад 24000 рублей, согласно сетки окладов отдела, с 1-го марта 2016 года.</text:p>
      <text:p text:style-name="P6">Руководитель отдела <text:span text:style-name="T1">тестирования<text:tab/><text:tab/><text:tab/><text:tab/><text:tab/></text:span>Фирсанов К.А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4</meta:editing-cycles>
    <meta:creation-date>2016-01-11T06:08:00</meta:creation-date>
    <dc:date>2016-03-16T12:54:46.182449465</dc:dat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9" meta:word-count="118" meta:character-count="950" meta:non-whitespace-character-count="834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